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be8" officeooo:paragraph-rsid="000dbbe8"/>
    </style:style>
    <style:style style:name="P2" style:family="paragraph" style:parent-style-name="Standard">
      <style:text-properties fo:font-size="14pt" fo:font-weight="bold" officeooo:rsid="000dbbe8" officeooo:paragraph-rsid="000dbbe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roid Sans Mono" fo:font-size="10pt" officeooo:rsid="000dbbe8" officeooo:paragraph-rsid="000dbbe8" style:font-size-asian="10pt" style:font-size-complex="10pt"/>
    </style:style>
    <style:style style:name="P4" style:family="paragraph" style:parent-style-name="Standard">
      <style:paragraph-properties fo:break-before="page"/>
      <style:text-properties officeooo:rsid="000dbbe8" officeooo:paragraph-rsid="000dbbe8"/>
    </style:style>
    <style:style style:name="P5" style:family="paragraph" style:parent-style-name="Standard">
      <style:text-properties officeooo:paragraph-rsid="000dbbe8"/>
    </style:style>
    <style:style style:name="P6" style:family="paragraph" style:parent-style-name="Standard">
      <style:text-properties officeooo:rsid="000dbbe8" officeooo:paragraph-rsid="000dbbe8"/>
    </style:style>
    <style:style style:name="P7" style:family="paragraph" style:parent-style-name="Standard">
      <style:text-properties officeooo:rsid="000dbbe8" officeooo:paragraph-rsid="000f9cf7"/>
    </style:style>
    <style:style style:name="P8" style:family="paragraph" style:parent-style-name="Standard" style:list-style-name="L1">
      <style:text-properties officeooo:rsid="000dbbe8" officeooo:paragraph-rsid="000f9cf7"/>
    </style:style>
    <style:style style:name="P9" style:family="paragraph" style:parent-style-name="Standard" style:list-style-name="L1">
      <style:text-properties officeooo:rsid="000dbbe8" officeooo:paragraph-rsid="000dbbe8"/>
    </style:style>
    <style:style style:name="P10" style:family="paragraph" style:parent-style-name="Standard">
      <style:text-properties officeooo:rsid="000f9cf7" officeooo:paragraph-rsid="000f9cf7"/>
    </style:style>
    <style:style style:name="P11" style:family="paragraph" style:parent-style-name="Standard">
      <style:text-properties fo:font-weight="bold" officeooo:rsid="000dbbe8" officeooo:paragraph-rsid="000dbbe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cf7" style:font-weight-asian="bold" style:font-weight-complex="bold"/>
    </style:style>
    <style:style style:name="T3" style:family="text">
      <style:text-properties officeooo:rsid="000f9cf7"/>
    </style:style>
    <style:style style:name="T4" style:family="text">
      <style:text-properties officeooo:rsid="000dbbe8"/>
    </style:style>
    <style:style style:name="T5" style:family="text">
      <style:text-properties officeooo:rsid="000ff6e0"/>
    </style:style>
    <style:style style:name="T6" style:family="text">
      <style:text-properties officeooo:rsid="00118e91"/>
    </style:style>
    <style:style style:name="T7" style:family="text">
      <style:text-properties officeooo:rsid="00119c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preadex</text:p>
      <text:p text:style-name="P1"/>
      <text:p text:style-name="P1">Projects</text:p>
      <text:p text:style-name="P1"/>
      <text:p text:style-name="P10">Database related</text:p>
      <text:list xml:id="list24798284" text:style-name="L1">
        <text:list-item>
          <text:p text:style-name="P9">Upgrade production Oracle database to 12c</text:p>
        </text:list-item>
        <text:list-item>
          <text:p text:style-name="P9">Carried out a <text:span text:style-name="T2">pilot project </text:span>of <text:span text:style-name="T1">migrating our Oracle systems to PostgreSQL</text:span></text:p>
        </text:list-item>
        <text:list-item>
          <text:p text:style-name="P8">Created <text:span text:style-name="T3">P</text:span>owershell script to <text:span text:style-name="T1">provision EC2 instance, install Oracle software and create a database</text:span>.</text:p>
        </text:list-item>
        <text:list-item>
          <text:p text:style-name="P8">Created <text:span text:style-name="T3">P</text:span>owershell script to <text:span text:style-name="T1">clone databases on a AWS EC2 instance</text:span></text:p>
        </text:list-item>
      </text:list>
      <text:p text:style-name="P7"><text:s text:c="2"/></text:p>
      <text:p text:style-name="P1"><text:s text:c="2"/>- <text:span text:style-name="T1">Evaluate</text:span><text:span text:style-name="T2">d</text:span><text:span text:style-name="T1"> cloud providers</text:span>, AWS and Azure</text:p>
      <text:p text:style-name="P1"/>
      <text:p text:style-name="P10">DevOps</text:p>
      <text:p text:style-name="P1"><text:s text:c="2"/>- Converted the <text:span text:style-name="T3">P</text:span>owershell script to provision Oracle on EC2 to Terraform and Ansible</text:p>
      <text:p text:style-name="P1"><text:s text:c="2"/>- <text:span text:style-name="T1">Created provisioning of ELK clusters in Ansible and Docker</text:span></text:p>
      <text:p text:style-name="P1"><text:s text:c="2"/>- <text:span text:style-name="T1">Created provisioning of Elastiflow cluster</text:span> for sflow data in Ansible and Docker</text:p>
      <text:p text:style-name="P1"><text:s text:c="2"/>- Added Curator or index maintenance to ELK in Ansible/Docker</text:p>
      <text:p text:style-name="P1"><text:s text:c="2"/>- <text:span text:style-name="T1">Rolled out winlogbeats</text:span> on all Windows servers </text:p>
      <text:p text:style-name="P1"><text:s text:c="2"/>- Writing AWS Lambda fun<text:span text:style-name="T3">c</text:span>tions in Python</text:p>
      <text:p text:style-name="P1"><text:s text:c="2"/></text:p>
      <text:p text:style-name="P1"><text:s text:c="2"/>- Part of a project to <text:span text:style-name="T1">migrate the whole infrastructure to AWS</text:span></text:p>
      <text:p text:style-name="P1"><text:s text:c="2"/>- Part of a project to migrate the <text:span text:style-name="T1">infrastruct</text:span><text:span text:style-name="T2">ure</text:span><text:span text:style-name="T1"> hosts from Windows to Linux</text:span></text:p>
      <text:p text:style-name="P1"><text:s text:c="2"/>- <text:span text:style-name="T1">Created a company Linux repository</text:span> in order to have more control over the upgrade process</text:p>
      <text:p text:style-name="P1"/>
      <text:p text:style-name="P11">DevOps tools</text:p>
      <text:p text:style-name="P1"><text:s text:c="2"/>Terraform</text:p>
      <text:p text:style-name="P1"><text:s text:c="2"/>Ansible</text:p>
      <text:p text:style-name="P1"><text:s text:c="2"/>Docker</text:p>
      <text:p text:style-name="P1"><text:s text:c="2"/>AWS</text:p>
      <text:p text:style-name="P1"><text:s text:c="2"/>TeamCity</text:p>
      <text:p text:style-name="P1"><text:s text:c="2"/>Git</text:p>
      <text:p text:style-name="P1"><text:s text:c="2"/></text:p>
      <text:p text:style-name="P11">Databases</text:p>
      <text:p text:style-name="P1"><text:s text:c="2"/>Oracle 12c, 18c</text:p>
      <text:p text:style-name="P1"><text:s text:c="2"/>SQLServer <text:span text:style-name="T3">2016</text:span></text:p>
      <text:p text:style-name="P1"><text:s text:c="2"/>Postgres</text:p>
      <text:p text:style-name="P1"><text:s text:c="2"/>Elasitcsearch (no-sql <text:span text:style-name="T5">database / search engine</text:span>)</text:p>
      <text:p text:style-name="P1"><text:s text:c="2"/></text:p>
      <text:p text:style-name="P1">Applications</text:p>
      <text:p text:style-name="P1"><text:s text:c="2"/>ELK - Elasticsearch, Logstash, Kibana</text:p>
      <text:p text:style-name="P1"><text:s text:c="2"/><text:span text:style-name="T5">Logstash (ETL tool – </text:span><text:span text:style-name="T6">log data analysis and monitoring – using TCP protocol – </text:span><text:span text:style-name="T7">UDP for sflow</text:span><text:span text:style-name="T5">)</text:span></text:p>
      <text:p text:style-name="P5"><text:span text:style-name="T4"><text:s text:c="2"/>Grafana/Graphite </text:span><text:span text:style-name="T6">(</text:span>time-series data analysis <text:span text:style-name="T6">and monitoring – using UDP protocol)</text:span></text:p>
      <text:p text:style-name="P1"/>
      <text:p text:style-name="P1">Database apps</text:p>
      <text:p text:style-name="P1"><text:s text:c="2"/>Oracle OEM <text:s/></text:p>
      <text:p text:style-name="P1"/>
      <text:p text:style-name="P4"/>
      <text:p text:style-name="P1"/>
      <text:p text:style-name="P2">Liverpool Victoria (LV)</text:p>
      <text:p text:style-name="P1"/>
      <text:p text:style-name="P1">- Production support for a wide range of databases, including Oracle, SQL Server, </text:p>
      <text:p text:style-name="P1"><text:s text:c="2"/>MongoDB and Alchemy document databases.</text:p>
      <text:p text:style-name="P1"><text:s text:c="4"/>--&gt; MongoDB: Monitor and check backups</text:p>
      <text:p text:style-name="P1">- Providing Windows and Unix support to development teams and users.</text:p>
      <text:p text:style-name="P1">- Carrying out installations, patching, day-to-day maintenance, troubleshooting, </text:p>
      <text:p text:style-name="P1"><text:s text:c="4"/>backup, database sizing and performance analysis..</text:p>
      <text:p text:style-name="P1">- Developing automated data extracts for data migration projects.</text:p>
      <text:p text:style-name="P1"><text:s text:c="4"/>datapump: Extract data (using where clauses) and copy it to fileshare</text:p>
      <text:p text:style-name="P1"><text:s text:c="4"/></text:p>
      <text:p text:style-name="P1"><text:s text:c="4"/></text:p>
      <text:p text:style-name="P2">RBS</text:p>
      <text:p text:style-name="P1"/>
      <text:p text:style-name="P1">- Data migration and character set conversion from existing to new build LoanIQ database.</text:p>
      <text:p text:style-name="P1">- Technical specification, design and implementation of the databases.</text:p>
      <text:p text:style-name="P1"><text:s text:c="2"/>Liaison with users to discuss possible solutions and builds, optimise configurations, </text:p>
      <text:p text:style-name="P1"><text:s text:c="2"/>performance tuning, database sizing and performance analysis.</text:p>
      <text:p text:style-name="P1">- Lead developer for the MIG21 compliance monitoring project.</text:p>
      <text:p text:style-name="P1">- Design and development of the code framework for MIG21 compliance monitoring.</text:p>
      <text:p text:style-name="P1"><text:s text:c="4"/>Powershell scripts, sqlloader (autogenerated control files)</text:p>
      <text:p text:style-name="P1">- Developing the data load and the internal calculation processes using PL/SQL, Powershell </text:p>
      <text:p text:style-name="P1"><text:s text:c="4"/>and Python (integration and change of existing Python modules).</text:p>
      <text:p text:style-name="P1"/>
      <text:p text:style-name="P1"/>
      <text:p text:style-name="P3">LOAD DATA</text:p>
      <text:p text:style-name="P3">APPEND</text:p>
      <text:p text:style-name="P3">INTO TABLE EMP</text:p>
      <text:p text:style-name="P3">FIELDS TERMINATED BY ',' OPTIONALLY ENCLOSED BY '"'</text:p>
      <text:p text:style-name="P3">TRAILING NULLCOLS</text:p>
      <text:p text:style-name="P3">(</text:p>
      <text:p text:style-name="P3"><text:s text:c="2"/>EMPNO,</text:p>
      <text:p text:style-name="P3"><text:s text:c="2"/>ENAME,</text:p>
      <text:p text:style-name="P3"><text:s text:c="2"/>JOB,</text:p>
      <text:p text:style-name="P3"><text:s text:c="2"/>MGR,</text:p>
      <text:p text:style-name="P3"><text:s text:c="2"/>HIREDATE DATE "dd/mm/yyyy",</text:p>
      <text:p text:style-name="P3"><text:s text:c="2"/>SAL,</text:p>
      <text:p text:style-name="P3"><text:s text:c="2"/>COMM,</text:p>
      <text:p text:style-name="P3"><text:s text:c="2"/>DEPTNO</text:p>
      <text:p text:style-name="P3">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4:19:39.353795738</meta:creation-date>
    <dc:date>2020-11-23T14:39:54.431624012</dc:date>
    <meta:editing-duration>PT19M5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76" meta:word-count="409" meta:character-count="2798" meta:non-whitespace-character-count="2347"/>
  </office:meta>
</office:document-meta>
</file>